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1139in" fo:margin-left="-0.0007in" fo:margin-top="0in" fo:margin-bottom="0in" table:align="left" style:writing-mode="lr-tb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266in"/>
    </style:style>
    <style:style style:name="Table1.C" style:family="table-column">
      <style:table-column-properties style:column-width="0.4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1.6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F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F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c0208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DejaVu Sans Condensed" officeooo:rsid="004537e3" officeooo:paragraph-rsid="004537e3" style:font-name-complex="DejaVu Sans Condensed2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tyle="italic" fo:font-weight="normal" officeooo:rsid="00448dfe" officeooo:paragraph-rsid="00448dfe" style:font-style-asian="italic" style:font-weight-asian="normal" style:font-name-complex="DejaVu Sans Condensed2" style:font-style-complex="italic" style:font-weight-complex="normal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officeooo:rsid="00448dfe" officeooo:paragraph-rsid="00448dfe" style:font-style-asian="normal" style:font-weight-asian="normal" style:font-name-complex="DejaVu Sans Condensed2" style:font-style-complex="normal" style:font-weight-complex="normal"/>
    </style:style>
    <style:style style:name="P7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officeooo:rsid="004537e3" officeooo:paragraph-rsid="004537e3" style:font-style-asian="normal" style:font-weight-asian="normal" style:font-name-complex="DejaVu Sans Condensed2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rsid="002b826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weight="bold" officeooo:rsid="0045390a" officeooo:paragraph-rsid="0048331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DejaVu Sans Condensed" officeooo:rsid="00448dfe" officeooo:paragraph-rsid="00448dfe" style:font-name-complex="DejaVu Sans Condensed2"/>
    </style:style>
    <style:style style:name="P1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DejaVu Sans Condensed" officeooo:rsid="004537e3" officeooo:paragraph-rsid="004537e3" style:font-name-complex="DejaVu Sans Condensed2"/>
    </style:style>
    <style:style style:name="P13" style:family="paragraph" style:parent-style-name="Standard">
      <style:paragraph-properties fo:text-align="start" style:justify-single-word="false" fo:orphans="0" fo:widows="0"/>
      <style:text-properties style:font-name="DejaVu Sans Condensed" fo:font-style="italic" fo:font-weight="normal" officeooo:rsid="004537e3" officeooo:paragraph-rsid="004537e3" style:font-style-asian="italic" style:font-weight-asian="normal" style:font-name-complex="DejaVu Sans Condensed2" style:font-style-complex="italic" style:font-weight-complex="normal"/>
    </style:style>
    <style:style style:name="P14" style:family="paragraph" style:parent-style-name="Standard">
      <style:paragraph-properties fo:text-align="start" style:justify-single-word="false" fo:orphans="0" fo:widows="0"/>
      <style:text-properties style:font-name="DejaVu Sans Condensed" fo:font-style="italic" fo:font-weight="normal" style:font-style-asian="italic" style:font-weight-asian="normal" style:font-name-complex="DejaVu Sans Condensed2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 fo:orphans="0" fo:widows="0"/>
      <style:text-properties style:font-name="DejaVu Sans Condensed" fo:font-style="normal" fo:font-weight="normal" officeooo:rsid="004537e3" officeooo:paragraph-rsid="004537e3" style:font-style-asian="normal" style:font-weight-asian="normal" style:font-name-complex="DejaVu Sans Condensed2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448dfe" officeooo:paragraph-rsid="00473288" style:font-weight-asian="normal" style:font-name-complex="DejaVu Sans Condensed2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473288" officeooo:paragraph-rsid="00473288" style:font-weight-asian="normal" style:font-name-complex="DejaVu Sans Condensed2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rsid="00473288" officeooo:paragraph-rsid="00473288" style:font-weight-asian="normal" style:font-name-complex="DejaVu Sans Condensed2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" fo:font-weight="normal" officeooo:rsid="00473288" officeooo:paragraph-rsid="00473288" style:font-weight-asian="normal" style:font-name-complex="DejaVu Sans Condensed2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fo:font-weight="normal" officeooo:rsid="00473288" officeooo:paragraph-rsid="004b785e" style:font-weight-asian="normal" style:font-name-complex="DejaVu Sans Condensed2" style:font-weight-complex="normal"/>
    </style:style>
    <style:style style:name="P21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officeooo:rsid="00448dfe" officeooo:paragraph-rsid="00448dfe" style:font-style-asian="normal" style:font-weight-asian="normal" style:font-name-complex="DejaVu Sans Condensed2" style:font-style-complex="normal" style:font-weight-complex="normal"/>
    </style:style>
    <style:style style:name="P2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text-line-through-style="none" style:text-line-through-type="none" style:font-name="DejaVu Sans Condensed" fo:font-style="normal" fo:font-weight="normal" officeooo:rsid="004a54cf" officeooo:paragraph-rsid="004a54cf" style:font-style-asian="normal" style:font-weight-asian="normal" style:font-name-complex="DejaVu Sans Condensed2" style:font-style-complex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5390a" officeooo:paragraph-rsid="0048331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 fo:orphans="0" fo:widows="0"/>
      <style:text-properties fo:font-style="normal" officeooo:rsid="004537e3" officeooo:paragraph-rsid="004537e3" style:font-style-asian="normal" style:font-style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448dfe" officeooo:paragraph-rsid="00473288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448dfe" officeooo:paragraph-rsid="00473288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473288" officeooo:paragraph-rsid="00473288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473288" officeooo:paragraph-rsid="004b785e"/>
    </style:style>
    <style:style style:name="P30" style:family="paragraph" style:parent-style-name="Standard" style:list-style-name="L6">
      <style:paragraph-properties fo:text-align="start" style:justify-single-word="false"/>
      <style:text-properties officeooo:rsid="00473288" officeooo:paragraph-rsid="00473288"/>
    </style:style>
    <style:style style:name="P31" style:family="paragraph" style:parent-style-name="Standard" style:list-style-name="L2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33" style:family="paragraph" style:parent-style-name="Standard">
      <style:paragraph-properties fo:text-align="start" style:justify-single-word="false"/>
      <style:text-properties officeooo:paragraph-rsid="004537e3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45390a" officeooo:paragraph-rsid="0048331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italic" officeooo:rsid="00473288" officeooo:paragraph-rsid="004b785e" style:font-style-asian="italic" style:font-style-complex="italic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448dfe"/>
    </style:style>
    <style:style style:name="T1" style:family="text">
      <style:text-properties style:font-name="DejaVu Sans Condensed1" fo:font-size="12pt" fo:font-weight="bold" officeooo:rsid="00243b85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3df43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01f2b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2ea59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83319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style:font-size-asian="12pt" style:font-size-complex="12pt"/>
    </style:style>
    <style:style style:name="T8" style:family="text">
      <style:text-properties style:font-name="DejaVu Sans Condensed1" fo:font-size="12pt" officeooo:rsid="0043f9ba" style:font-size-asian="12pt" style:font-size-complex="12pt"/>
    </style:style>
    <style:style style:name="T9" style:family="text">
      <style:text-properties style:font-name="DejaVu Sans Condensed" fo:font-weight="bold" style:font-weight-asian="bold" style:font-name-complex="DejaVu Sans Condensed2" style:font-weight-complex="bold"/>
    </style:style>
    <style:style style:name="T10" style:family="text">
      <style:text-properties style:font-name="DejaVu Sans Condensed" fo:font-weight="bold" officeooo:rsid="00473288" style:font-weight-asian="bold" style:font-name-complex="DejaVu Sans Condensed2" style:font-weight-complex="bold"/>
    </style:style>
    <style:style style:name="T11" style:family="text">
      <style:text-properties style:font-name="DejaVu Sans Condensed" fo:font-weight="bold" officeooo:rsid="00448dfe" style:font-weight-asian="bold" style:font-name-complex="DejaVu Sans Condensed2" style:font-weight-complex="bold"/>
    </style:style>
    <style:style style:name="T12" style:family="text">
      <style:text-properties style:font-name="DejaVu Sans Condensed" fo:font-style="italic" fo:font-weight="normal" officeooo:rsid="00448dfe" style:font-style-asian="italic" style:font-weight-asian="normal" style:font-name-complex="DejaVu Sans Condensed2" style:font-style-complex="italic" style:font-weight-complex="normal"/>
    </style:style>
    <style:style style:name="T13" style:family="text">
      <style:text-properties style:font-name="DejaVu Sans Condensed" fo:font-style="italic" fo:font-weight="normal" officeooo:rsid="004537e3" style:font-style-asian="italic" style:font-weight-asian="normal" style:font-name-complex="DejaVu Sans Condensed2" style:font-style-complex="italic" style:font-weight-complex="normal"/>
    </style:style>
    <style:style style:name="T14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5" style:family="text">
      <style:text-properties style:font-name="DejaVu Sans Condensed" fo:font-weight="normal" officeooo:rsid="00448dfe" style:font-weight-asian="normal" style:font-name-complex="DejaVu Sans Condensed2" style:font-weight-complex="normal"/>
    </style:style>
    <style:style style:name="T16" style:family="text">
      <style:text-properties style:font-name="DejaVu Sans Condensed" fo:font-weight="normal" officeooo:rsid="00473288" style:font-weight-asian="normal" style:font-name-complex="DejaVu Sans Condensed2" style:font-weight-complex="normal"/>
    </style:style>
    <style:style style:name="T17" style:family="text">
      <style:text-properties style:text-line-through-style="none" style:text-line-through-type="none"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" fo:font-style="normal" fo:font-weight="normal" officeooo:rsid="00448dfe" style:font-style-asian="normal" style:font-weight-asian="normal" style:font-name-complex="DejaVu Sans Condensed2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tyle="normal" fo:font-weight="normal" officeooo:rsid="004a54cf" style:font-style-asian="normal" style:font-weight-asian="normal" style:font-name-complex="DejaVu Sans Condensed2" style:font-style-complex="normal" style:font-weight-complex="normal"/>
    </style:style>
    <style:style style:name="T20" style:family="text">
      <style:text-properties style:text-line-through-style="solid" style:text-line-through-type="single" style:font-name="DejaVu Sans Condensed" fo:font-weight="normal" style:font-weight-asian="normal" style:font-name-complex="DejaVu Sans Condensed2" style:font-weight-complex="normal"/>
    </style:style>
    <style:style style:name="T21" style:family="text">
      <style:text-properties officeooo:rsid="004a54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3</text:span><text:span text:style-name="T4">0</text:span><text:span text:style-name="T5">3</text:span><text:span text:style-name="T1"> - </text:span><text:span text:style-name="T3">Flight - </text:span><text:span text:style-name="T2">Radios</text:span><text:span text:style-name="T6">, Radio Navigation</text:span></text:p>
      <text:p text:style-name="P1"/>
      <text:p text:style-name="P10">Radio setup and tun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text:span text:style-name="T17">COM1</text:span></text:p>
          </table:table-cell>
          <table:table-cell table:style-name="Table1.A1" office:value-type="string">
            <text:p text:style-name="P6"><text:span text:style-name="T21">TRAP 138A</text:span></text:p>
          </table:table-cell>
          <table:table-cell table:style-name="Table1.A1" office:value-type="string">
            <text:p text:style-name="P21">VHF</text:p>
          </table:table-cell>
          <table:table-cell table:style-name="Table1.A1" office:value-type="string">
            <text:p text:style-name="P3"><text:span text:style-name="T17">1</text:span><text:span text:style-name="T18">18.000</text:span><text:span text:style-name="T17"> to 14</text:span><text:span text:style-name="T18">3</text:span><text:span text:style-name="T17">.975 MHz</text:span></text:p>
          </table:table-cell>
          <table:table-cell table:style-name="Table1.A1" office:value-type="string">
            <text:p text:style-name="P21">AM</text:p>
          </table:table-cell>
          <table:table-cell table:style-name="Table1.F1" office:value-type="string">
            <text:p text:style-name="P7"><text:bookmark text:name="page387R_mcid841"/><text:bookmark text:name="page387R_mcid811"/></text:p>
          </table:table-cell>
        </table:table-row>
        <table:table-row table:style-name="Table1.1">
          <table:table-cell table:style-name="Table1.A2" office:value-type="string">
            <text:p text:style-name="P6">COM<text:span text:style-name="T21">2</text:span></text:p>
          </table:table-cell>
          <table:table-cell table:style-name="Table1.A2" office:value-type="string">
            <text:p text:style-name="P23">TRA 6031</text:p>
          </table:table-cell>
          <table:table-cell table:style-name="Table1.A2" office:value-type="string">
            <text:p text:style-name="P6">UHF</text:p>
          </table:table-cell>
          <table:table-cell table:style-name="Table1.A2" office:value-type="string">
            <text:p text:style-name="P6">225.000 to 399.975 MHz<text:bookmark text:name="page387R_mcid931"/><text:bookmark text:name="page387R_mcid941"/><text:bookmark text:name="page387R_mcid951"/><text:bookmark text:name="page387R_mcid921"/></text:p>
          </table:table-cell>
          <table:table-cell table:style-name="Table1.A2" office:value-type="string">
            <text:p text:style-name="P6">AM</text:p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><text:span text:style-name="T17">COM</text:span><text:span text:style-name="T19">3</text:span></text:p>
          </table:table-cell>
          <table:table-cell table:style-name="Table1.A2" office:value-type="string">
            <text:p text:style-name="P6"><text:span text:style-name="T21">TRC 9600 </text:span>PR4G</text:p>
          </table:table-cell>
          <table:table-cell table:style-name="Table1.A2" office:value-type="string">
            <text:p text:style-name="P6">HF</text:p>
          </table:table-cell>
          <table:table-cell table:style-name="Table1.A2" office:value-type="string">
            <text:p text:style-name="P3"><text:span text:style-name="T18">30</text:span><text:span text:style-name="T17">.000 to </text:span><text:span text:style-name="T18">87</text:span><text:span text:style-name="T17">.9</text:span><text:span text:style-name="T18">75</text:span><text:span text:style-name="T17"> MHz</text:span><text:bookmark text:name="page387R_mcid8912"/><text:bookmark text:name="page387R_mcid9012"/><text:bookmark text:name="page387R_mcid8612"/><text:bookmark text:name="page387R_mcid8712"/></text:p>
          </table:table-cell>
          <table:table-cell table:style-name="Table1.A2" office:value-type="string">
            <text:p text:style-name="P11">FM</text:p>
          </table:table-cell>
          <table:table-cell table:style-name="Table1.F2" office:value-type="string">
            <text:p text:style-name="P4">Preset channels only</text:p>
          </table:table-cell>
        </table:table-row>
      </table:table>
      <text:p text:style-name="P13">Radio locations</text:p>
      <text:list xml:id="list3960149719" text:style-name="L1">
        <text:list-item>
          <text:p text:style-name="P25"><text:span text:style-name="T9">SA342L</text:span><text:span text:style-name="T14"> (20mm/rockets) and </text:span><text:span text:style-name="T9">SA342Mistral</text:span></text:p>
          <text:list>
            <text:list-item>
              <text:p text:style-name="P15">VHF -- Center console top</text:p>
            </text:list-item>
            <text:list-item>
              <text:p text:style-name="P15">HF -- Under copilot dashboard</text:p>
            </text:list-item>
            <text:list-item>
              <text:p text:style-name="P15">UHF -- Center console rear</text:p>
            </text:list-item>
          </text:list>
        </text:list-item>
        <text:list-item>
          <text:p text:style-name="P25"><text:span text:style-name="T9">SA342M</text:span><text:span text:style-name="T14"> (HOT3) and </text:span><text:span text:style-name="T9">SA342Minigun</text:span></text:p>
          <text:list>
            <text:list-item>
              <text:p text:style-name="P15">VHF -- Center console front</text:p>
            </text:list-item>
            <text:list-item>
              <text:p text:style-name="P15">HF -- Center console middle</text:p>
            </text:list-item>
            <text:list-item>
              <text:p text:style-name="P15">UHF -- Center console rear</text:p>
            </text:list-item>
          </text:list>
        </text:list-item>
      </text:list>
      <text:p text:style-name="P14">All</text:p>
      <text:list xml:id="list1236719667" text:style-name="WWNum1">
        <text:list-item>
          <text:p text:style-name="P36"><text:span text:style-name="T15">Select </text:span><text:span text:style-name="T11">active radio</text:span><text:span text:style-name="T15"> by clicking (</text:span><text:span text:style-name="T11">pressing inward</text:span><text:span text:style-name="T15">) the </text:span><text:span text:style-name="T11">volume </text:span><text:span text:style-name="T10">knob</text:span><text:span text:style-name="T15"> for </text:span><text:span text:style-name="T11">VHF</text:span><text:span text:style-name="T15">, </text:span><text:span text:style-name="T11">UHF</text:span><text:span text:style-name="T15">, or </text:span><text:span text:style-name="T11">FM1</text:span><text:span text:style-name="T15"> on the radio panel (center console top).</text:span></text:p>
        </text:list-item>
        <text:list-item>
          <text:p text:style-name="P36"><text:span text:style-name="T15">Set volume by turning </text:span><text:span text:style-name="T10">volume </text:span><text:span text:style-name="T11">knobs</text:span><text:span text:style-name="T15">.</text:span></text:p>
        </text:list-item>
      </text:list>
      <text:p text:style-name="P5">VHF AM radio</text:p>
      <text:list xml:id="list2956160568" text:style-name="L2">
        <text:list-item>
          <text:p text:style-name="P26"><text:span text:style-name="T9">Mode knob</text:span><text:span text:style-name="T14">:</text:span></text:p>
        </text:list-item>
      </text:list>
      <text:list xml:id="list90500607" text:style-name="L3">
        <text:list-item>
          <text:list>
            <text:list-item>
              <text:p text:style-name="P16">A = Off</text:p>
            </text:list-item>
            <text:list-item>
              <text:p text:style-name="P16">M = On</text:p>
            </text:list-item>
            <text:list-item>
              <text:p text:style-name="P27"><text:span text:style-name="T20">Sil</text:span><text:span text:style-name="T14"> = Squelch off</text:span></text:p>
            </text:list-item>
            <text:list-item>
              <text:p text:style-name="P17">TEST = Test, sounds continuous tone</text:p>
            </text:list-item>
          </text:list>
        </text:list-item>
      </text:list>
      <text:list xml:id="list154244572226054" text:continue-list="list2956160568" text:style-name="L2">
        <text:list-item>
          <text:p text:style-name="P31"><text:span text:style-name="T15">Tune with </text:span><text:span text:style-name="T11">knobs</text:span><text:span text:style-name="T15">.</text:span></text:p>
        </text:list-item>
      </text:list>
      <text:p text:style-name="P33"><text:span text:style-name="T12">U</text:span><text:span text:style-name="T13">HF AM radio</text:span></text:p>
      <text:list xml:id="list1834541178" text:style-name="L6">
        <text:list-item>
          <text:p text:style-name="P30"><text:span text:style-name="T9">Mode knob</text:span><text:span text:style-name="T14">:</text:span></text:p>
        </text:list-item>
      </text:list>
      <text:list xml:id="list777943778" text:style-name="L7">
        <text:list-item>
          <text:list>
            <text:list-item>
              <text:p text:style-name="P19">0 = Off</text:p>
            </text:list-item>
            <text:list-item>
              <text:p text:style-name="P19">FF, NA, SV, DL, 6, EN = ON</text:p>
            </text:list-item>
          </text:list>
        </text:list-item>
      </text:list>
      <text:list xml:id="list154243516936566" text:continue-list="list1834541178" text:style-name="L6">
        <text:list-item>
          <text:p text:style-name="P30"><text:span text:style-name="T14">Tune by entering frequency with number keys, then press </text:span><text:span text:style-name="T9">VLD XFR</text:span><text:span text:style-name="T14"> button.</text:span></text:p>
        </text:list-item>
      </text:list>
      <text:p text:style-name="P35"><text:span text:style-name="T15">H</text:span><text:span text:style-name="T14">F FM radio</text:span></text:p>
      <text:list xml:id="list3599618950" text:style-name="L4">
        <text:list-item>
          <text:p text:style-name="P29"><text:span text:style-name="T9">Mode knob</text:span><text:span text:style-name="T14">:</text:span></text:p>
        </text:list-item>
      </text:list>
      <text:list xml:id="list468419055" text:style-name="L9">
        <text:list-item>
          <text:list>
            <text:list-item>
              <text:p text:style-name="P20">AR = OFF</text:p>
            </text:list-item>
            <text:list-item>
              <text:p text:style-name="P20">TRAFFIC, CH.OTAN, REL = ON</text:p>
            </text:list-item>
            <text:list-item>
              <text:p text:style-name="P20">TST = Test, sounds continuous tone</text:p>
            </text:list-item>
          </text:list>
        </text:list-item>
      </text:list>
      <text:list xml:id="list154244906944412" text:continue-list="list3599618950" text:style-name="L4">
        <text:list-item>
          <text:p text:style-name="P29"><text:span text:style-name="T14">Select preset channel with </text:span><text:span text:style-name="T9">channel knob</text:span><text:span text:style-name="T14">. <text:s/>Channels are defined in the mission editor.</text:span></text:p>
        </text:list-item>
      </text:list>
      <text:p text:style-name="P8"/>
      <text:p text:style-name="P9"><text:span text:style-name="T8">N</text:span><text:span text:style-name="T7">avigate to NDB with ADF</text:span></text:p>
      <text:list xml:id="list1026631424" text:style-name="L8">
        <text:list-item>
          <text:p text:style-name="P34">ADF mode knob ... AF</text:p>
        </text:list-item>
        <text:list-item>
          <text:p text:style-name="P34">ADF tone switch ... ON</text:p>
        </text:list-item>
        <text:list-item>
          <text:p text:style-name="P34">Tune frequency with knobs on left or right frequency window.</text:p>
        </text:list-item>
        <text:list-item>
          <text:p text:style-name="P34">Set TFR switch (between frequency windows) left or right to select that frequency.</text:p>
        </text:list-item>
        <text:list-item>
          <text:p text:style-name="P24">ADF needle (single-line arrow) in HSI compass points to NDB bearing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6H40M11S</meta:editing-duration>
    <meta:editing-cycles>55</meta:editing-cycles>
    <meta:generator>LibreOffice/7.0.3.1$Windows_X86_64 LibreOffice_project/d7547858d014d4cf69878db179d326fc3483e082</meta:generator>
    <dc:date>2022-06-26T15:42:42.686000000</dc:date>
    <meta:document-statistic meta:table-count="1" meta:image-count="0" meta:object-count="0" meta:page-count="1" meta:paragraph-count="54" meta:word-count="274" meta:character-count="1329" meta:non-whitespace-character-count="1138"/>
  </office:meta>
</office:document-meta>
</file>